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fo:language="ru" fo:country="RU" officeooo:rsid="00350d37" officeooo:paragraph-rsid="00350d37" style:font-size-asian="12pt" style:font-size-complex="12pt"/>
    </style:style>
    <style:style style:name="P2" style:family="paragraph" style:parent-style-name="Standard">
      <style:text-properties style:font-name="Courier New" fo:font-size="12pt" fo:language="ru" fo:country="RU" officeooo:rsid="00350d37" officeooo:paragraph-rsid="003f6824" style:font-size-asian="12pt" style:font-size-complex="12pt"/>
    </style:style>
    <style:style style:name="P3" style:family="paragraph" style:parent-style-name="Standard">
      <style:text-properties style:font-name="Courier New" fo:font-size="12pt" fo:language="ru" fo:country="RU" officeooo:rsid="00350d37" officeooo:paragraph-rsid="004b2d2e" style:font-size-asian="12pt" style:font-size-complex="12pt"/>
    </style:style>
    <style:style style:name="P4" style:family="paragraph" style:parent-style-name="Standard">
      <style:text-properties style:font-name="Courier New" fo:font-size="12pt" fo:language="ru" fo:country="RU" officeooo:rsid="004c0329" officeooo:paragraph-rsid="004c0329" style:font-size-asian="12pt" style:font-size-complex="12pt"/>
    </style:style>
    <style:style style:name="P5" style:family="paragraph" style:parent-style-name="Standard">
      <style:text-properties style:font-name="Courier New1" fo:font-size="12pt" fo:language="en" fo:country="US" officeooo:rsid="0036d511" officeooo:paragraph-rsid="00385a7c" style:font-size-asian="12pt" style:font-size-complex="12pt"/>
    </style:style>
    <style:style style:name="P6" style:family="paragraph" style:parent-style-name="Standard">
      <style:text-properties style:font-name="Courier New1" fo:font-size="12pt" fo:language="ru" fo:country="RU" officeooo:rsid="0036d511" officeooo:paragraph-rsid="0036d511" style:font-size-asian="12pt" style:font-size-complex="12pt"/>
    </style:style>
    <style:style style:name="P7" style:family="paragraph" style:parent-style-name="Standard">
      <style:text-properties style:font-name="Courier New1" fo:font-size="12pt" fo:language="ru" fo:country="RU" officeooo:rsid="00350d37" officeooo:paragraph-rsid="004b0451" style:font-size-asian="12pt" style:font-size-complex="12pt"/>
    </style:style>
    <style:style style:name="P8" style:family="paragraph" style:parent-style-name="Standard">
      <style:text-properties style:font-name="Courier New1" fo:font-size="12pt" fo:language="ru" fo:country="RU" officeooo:rsid="00350d37" officeooo:paragraph-rsid="00350d37" style:font-size-asian="12pt" style:font-size-complex="12pt"/>
    </style:style>
    <style:style style:name="P9" style:family="paragraph" style:parent-style-name="Standard">
      <style:text-properties style:font-name="Courier New1" fo:font-size="11pt" fo:language="en" fo:country="US" officeooo:rsid="001c736f" officeooo:paragraph-rsid="004fc2cc" style:font-size-asian="11pt" style:font-size-complex="11pt"/>
    </style:style>
    <style:style style:name="P10" style:family="paragraph" style:parent-style-name="Standard">
      <style:text-properties style:font-name="Courier New1" fo:font-size="11pt" fo:language="en" fo:country="US" officeooo:rsid="001c736f" officeooo:paragraph-rsid="0058f885" style:font-size-asian="11pt" style:font-size-complex="11pt"/>
    </style:style>
    <style:style style:name="P11" style:family="paragraph" style:parent-style-name="Standard">
      <style:text-properties style:font-name="Courier New1" fo:font-size="11pt" fo:language="en" fo:country="US" officeooo:rsid="001c736f" officeooo:paragraph-rsid="00529b1b" style:font-size-asian="11pt" style:font-size-complex="11pt"/>
    </style:style>
    <style:style style:name="P12" style:family="paragraph" style:parent-style-name="Standard">
      <style:text-properties style:font-name="Courier New1" fo:font-size="11pt" fo:language="en" fo:country="US" officeooo:rsid="0031cf6e" officeooo:paragraph-rsid="004fc2cc" style:font-size-asian="11pt" style:font-size-complex="11pt"/>
    </style:style>
    <style:style style:name="P13" style:family="paragraph" style:parent-style-name="Standard">
      <style:text-properties style:font-name="Courier New1" fo:font-size="11pt" fo:language="en" fo:country="US" officeooo:rsid="0031cf6e" officeooo:paragraph-rsid="00501a93" style:font-size-asian="11pt" style:font-size-complex="11pt"/>
    </style:style>
    <style:style style:name="P14" style:family="paragraph" style:parent-style-name="Standard">
      <style:text-properties style:font-name="Courier New1" fo:font-size="11pt" fo:language="en" fo:country="US" officeooo:rsid="0031cf6e" officeooo:paragraph-rsid="0058f885" style:font-size-asian="11pt" style:font-size-complex="11pt"/>
    </style:style>
    <style:style style:name="P15" style:family="paragraph" style:parent-style-name="Standard">
      <style:text-properties style:font-name="Courier New1" fo:font-size="11pt" fo:language="en" fo:country="US" officeooo:rsid="0031cf6e" officeooo:paragraph-rsid="0054bc9b" style:font-size-asian="11pt" style:font-size-complex="11pt"/>
    </style:style>
    <style:style style:name="P16" style:family="paragraph" style:parent-style-name="Standard">
      <style:text-properties style:font-name="Courier New1" fo:font-size="11pt" fo:language="en" fo:country="US" officeooo:rsid="0031cf6e" officeooo:paragraph-rsid="0059a776" style:font-size-asian="11pt" style:font-size-complex="11pt"/>
    </style:style>
    <style:style style:name="P17" style:family="paragraph" style:parent-style-name="Standard">
      <style:text-properties style:font-name="Courier New1" fo:font-size="11pt" fo:language="en" fo:country="US" officeooo:rsid="0031cf6e" officeooo:paragraph-rsid="0051d13a" style:font-size-asian="11pt" style:font-size-complex="11pt"/>
    </style:style>
    <style:style style:name="P18" style:family="paragraph" style:parent-style-name="Standard">
      <style:text-properties style:font-name="Courier New1" fo:font-size="11pt" fo:language="en" fo:country="US" officeooo:rsid="0031cf6e" officeooo:paragraph-rsid="0056d34e" style:font-size-asian="11pt" style:font-size-complex="11pt"/>
    </style:style>
    <style:style style:name="P19" style:family="paragraph" style:parent-style-name="Standard">
      <style:text-properties style:font-name="Courier New1" fo:font-size="11pt" fo:language="en" fo:country="US" officeooo:rsid="0031cf6e" officeooo:paragraph-rsid="005bb3b8" style:font-size-asian="11pt" style:font-size-complex="11pt"/>
    </style:style>
    <style:style style:name="P20" style:family="paragraph" style:parent-style-name="Standard">
      <style:text-properties style:font-name="Courier New1" fo:font-size="11pt" fo:language="en" fo:country="US" officeooo:rsid="0031cf6e" officeooo:paragraph-rsid="005bde96" style:font-size-asian="11pt" style:font-size-complex="11pt"/>
    </style:style>
    <style:style style:name="P21" style:family="paragraph" style:parent-style-name="Standard">
      <style:text-properties style:font-name="Courier New1" fo:font-size="11pt" fo:language="en" fo:country="US" officeooo:rsid="00501a93" officeooo:paragraph-rsid="00501a93" style:font-size-asian="11pt" style:font-size-complex="11pt"/>
    </style:style>
    <style:style style:name="P22" style:family="paragraph" style:parent-style-name="Standard">
      <style:text-properties style:font-name="Courier New1" fo:font-size="11pt" fo:language="en" fo:country="US" officeooo:rsid="00501a93" officeooo:paragraph-rsid="0056d34e" style:font-size-asian="11pt" style:font-size-complex="11pt"/>
    </style:style>
    <style:style style:name="P23" style:family="paragraph" style:parent-style-name="Standard">
      <style:text-properties style:font-name="Courier New1" fo:font-size="11pt" fo:language="en" fo:country="US" officeooo:rsid="0056d34e" officeooo:paragraph-rsid="0056d34e" style:font-size-asian="11pt" style:font-size-complex="11pt"/>
    </style:style>
    <style:style style:name="P24" style:family="paragraph" style:parent-style-name="Standard">
      <style:text-properties style:font-name="Courier New1" fo:font-size="11pt" fo:language="en" fo:country="US" officeooo:rsid="004fc2cc" officeooo:paragraph-rsid="004fc2cc" style:font-size-asian="11pt" style:font-size-complex="11pt"/>
    </style:style>
    <style:style style:name="P25" style:family="paragraph" style:parent-style-name="Standard">
      <style:text-properties fo:color="#0101fd" style:font-name="Courier New" fo:font-size="12pt" fo:language="ru" fo:country="RU" officeooo:rsid="00350d37" officeooo:paragraph-rsid="00350d37" style:font-size-asian="12pt" style:font-size-complex="12pt"/>
    </style:style>
    <style:style style:name="P26" style:family="paragraph" style:parent-style-name="Standard">
      <style:text-properties fo:color="#0101fd" style:font-name="Courier New" fo:font-size="12pt" fo:language="ru" fo:country="RU" officeooo:rsid="00350d37" officeooo:paragraph-rsid="003f6824" style:font-size-asian="12pt" style:font-size-complex="12pt"/>
    </style:style>
    <style:style style:name="P27" style:family="paragraph" style:parent-style-name="Standard">
      <style:text-properties fo:color="#0101fd" style:font-name="Courier New" fo:font-size="12pt" fo:language="ru" fo:country="RU" officeooo:rsid="00350d37" officeooo:paragraph-rsid="004c0329" style:font-size-asian="12pt" style:font-size-complex="12pt"/>
    </style:style>
    <style:style style:name="P28" style:family="paragraph" style:parent-style-name="Standard">
      <style:text-properties fo:color="#008000" style:font-name="Courier New" fo:font-size="12pt" fo:language="en" fo:country="US" officeooo:rsid="0036d511" officeooo:paragraph-rsid="0036d511" style:font-size-asian="12pt" style:font-size-complex="12pt"/>
    </style:style>
    <style:style style:name="P29" style:family="paragraph" style:parent-style-name="Standard">
      <style:text-properties fo:color="#000000" style:font-name="Courier New1" fo:font-size="12pt" fo:language="ru" fo:country="RU" officeooo:rsid="00495359" officeooo:paragraph-rsid="00495359" style:font-size-asian="12pt" style:font-size-complex="12pt"/>
    </style:style>
    <style:style style:name="P30" style:family="paragraph" style:parent-style-name="Standard">
      <style:text-properties fo:color="#000000" style:font-name="Courier New1" fo:font-size="12pt" fo:language="en" fo:country="US" officeooo:rsid="00495359" officeooo:paragraph-rsid="00495359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000000" style:font-name="Courier New1" fo:font-size="12pt" fo:letter-spacing="normal" fo:language="en" fo:country="US" fo:font-style="normal" fo:font-weight="normal" officeooo:rsid="00495359" officeooo:paragraph-rsid="00495359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normal" officeooo:rsid="00495359" officeooo:paragraph-rsid="00495359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Courier New1" fo:font-size="12pt" fo:letter-spacing="normal" fo:language="ru" fo:country="RU" fo:font-style="normal" fo:font-weight="bold" officeooo:rsid="00495359" officeooo:paragraph-rsid="00495359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Courier New1" fo:font-size="11pt" fo:letter-spacing="normal" fo:language="en" fo:country="US" fo:font-style="normal" fo:font-weight="normal" officeooo:rsid="001c736f" officeooo:paragraph-rsid="004fc2cc" style:font-size-asian="11pt" style:font-size-complex="11pt"/>
    </style:style>
    <style:style style:name="P37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6b02d" officeooo:paragraph-rsid="0047c44c" style:font-size-asian="12pt" style:font-size-complex="12pt"/>
    </style:style>
    <style:style style:name="P38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47c44c" officeooo:paragraph-rsid="0047c44c" style:font-size-asian="12pt" style:font-size-complex="12pt"/>
    </style:style>
    <style:style style:name="P39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350d37" style:font-size-asian="12pt" style:font-size-complex="12pt"/>
    </style:style>
    <style:style style:name="P40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b0451" style:font-size-asian="12pt" style:font-size-complex="12pt"/>
    </style:style>
    <style:style style:name="P41" style:family="paragraph" style:parent-style-name="Standard">
      <style:text-properties fo:font-variant="normal" fo:text-transform="none" fo:color="#008000" style:font-name="Courier New1" fo:font-size="12pt" fo:letter-spacing="normal" fo:language="ru" fo:country="RU" fo:font-style="normal" fo:font-weight="normal" officeooo:rsid="00350d37" officeooo:paragraph-rsid="004c0329" style:font-size-asian="12pt" style:font-size-complex="12pt"/>
    </style:style>
    <style:style style:name="P42" style:family="paragraph" style:parent-style-name="Standard">
      <style:text-properties fo:font-variant="normal" fo:text-transform="none" fo:color="#008000" style:font-name="Courier New1" fo:font-size="12pt" fo:letter-spacing="normal" fo:language="en" fo:country="US" fo:font-style="normal" fo:font-weight="normal" officeooo:rsid="00350d37" officeooo:paragraph-rsid="003c2563" style:font-size-asian="12pt" style:font-size-complex="12pt"/>
    </style:style>
    <style:style style:name="P43" style:family="paragraph" style:parent-style-name="Standard">
      <style:text-properties fo:font-variant="normal" fo:text-transform="none" fo:color="#0101fd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4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6d511" officeooo:paragraph-rsid="00385a7c" style:font-size-asian="12pt" style:font-size-complex="12pt"/>
    </style:style>
    <style:style style:name="P45" style:family="paragraph" style:parent-style-name="Standard">
      <style:text-properties fo:font-variant="normal" fo:text-transform="none" fo:color="#171717" style:font-name="Courier New1" fo:font-size="12pt" fo:letter-spacing="normal" fo:language="ru" fo:country="RU" fo:font-style="normal" fo:font-weight="normal" officeooo:rsid="00350d37" officeooo:paragraph-rsid="0036d511" style:font-size-asian="12pt" style:font-size-complex="12pt"/>
    </style:style>
    <style:style style:name="P46" style:family="paragraph" style:parent-style-name="Standard">
      <style:text-properties style:font-name="Courier New1" fo:font-size="11pt" fo:language="en" fo:country="US" officeooo:rsid="001c736f" officeooo:paragraph-rsid="004fc2cc" style:font-size-asian="11pt" style:font-size-complex="11pt"/>
    </style:style>
    <style:style style:name="P47" style:family="paragraph" style:parent-style-name="Standard">
      <style:text-properties style:font-name="Courier New1" fo:font-size="11pt" fo:language="en" fo:country="US" officeooo:rsid="001c736f" officeooo:paragraph-rsid="0062e74a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c032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438bea"/>
    </style:style>
    <style:style style:name="T5" style:family="text">
      <style:text-properties fo:language="ru" fo:country="RU" officeooo:rsid="0044b904"/>
    </style:style>
    <style:style style:name="T6" style:family="text">
      <style:text-properties fo:language="ru" fo:country="RU" officeooo:rsid="004fc2cc"/>
    </style:style>
    <style:style style:name="T7" style:family="text">
      <style:text-properties fo:language="ru" fo:country="RU" officeooo:rsid="0064c0b8"/>
    </style:style>
    <style:style style:name="T8" style:family="text">
      <style:text-properties fo:font-variant="normal" fo:text-transform="none" fo:color="#008000" fo:letter-spacing="normal" fo:language="ru" fo:country="RU" fo:font-style="normal" fo:font-weight="normal"/>
    </style:style>
    <style:style style:name="T9" style:family="text">
      <style:text-properties fo:font-variant="normal" fo:text-transform="none" fo:color="#0101fd" fo:letter-spacing="normal" fo:font-style="normal" fo:font-weight="normal"/>
    </style:style>
    <style:style style:name="T10" style:family="text">
      <style:text-properties fo:font-variant="normal" fo:text-transform="none" fo:color="#0101fd" fo:letter-spacing="normal" fo:language="ru" fo:country="RU" fo:font-style="normal" fo:font-weight="normal"/>
    </style:style>
    <style:style style:name="T11" style:family="text">
      <style:text-properties fo:font-variant="normal" fo:text-transform="none" fo:color="#0101fd" fo:letter-spacing="normal" fo:language="en" fo:country="US" fo:font-style="normal" fo:font-weight="normal" officeooo:rsid="004b0451"/>
    </style:style>
    <style:style style:name="T12" style:family="text">
      <style:text-properties fo:font-variant="normal" fo:text-transform="none" fo:color="#171717" fo:letter-spacing="normal"/>
    </style:style>
    <style:style style:name="T13" style:family="text">
      <style:text-properties fo:font-variant="normal" fo:text-transform="none" fo:color="#171717" fo:letter-spacing="normal" fo:font-style="normal" fo:font-weight="normal"/>
    </style:style>
    <style:style style:name="T14" style:family="text">
      <style:text-properties fo:font-variant="normal" fo:text-transform="none" fo:color="#171717" fo:letter-spacing="normal" fo:language="ru" fo:country="RU"/>
    </style:style>
    <style:style style:name="T15" style:family="text">
      <style:text-properties fo:font-variant="normal" fo:text-transform="none" fo:color="#171717" fo:letter-spacing="normal" fo:language="ru" fo:country="RU" fo:font-style="normal" fo:font-weight="normal"/>
    </style:style>
    <style:style style:name="T16" style:family="text">
      <style:text-properties fo:font-variant="normal" fo:text-transform="none" fo:color="#a31515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language="en" fo:country="US" fo:font-style="normal" fo:font-weight="normal"/>
    </style:style>
    <style:style style:name="T19" style:family="text">
      <style:text-properties fo:font-variant="normal" fo:text-transform="none" fo:letter-spacing="normal" fo:language="ru" fo:country="RU" fo:font-style="normal" fo:font-weight="normal"/>
    </style:style>
    <style:style style:name="T20" style:family="text">
      <style:text-properties fo:color="#0101fd"/>
    </style:style>
    <style:style style:name="T21" style:family="text">
      <style:text-properties fo:color="#0101fd" fo:language="en" fo:country="US"/>
    </style:style>
    <style:style style:name="T22" style:family="text">
      <style:text-properties fo:color="#0101fd" fo:language="en" fo:country="US" officeooo:rsid="00350d37"/>
    </style:style>
    <style:style style:name="T23" style:family="text">
      <style:text-properties fo:color="#0101fd" officeooo:rsid="004c0329"/>
    </style:style>
    <style:style style:name="T24" style:family="text">
      <style:text-properties fo:color="#0101fd" officeooo:rsid="00350d37"/>
    </style:style>
    <style:style style:name="T25" style:family="text">
      <style:text-properties officeooo:rsid="0036d511"/>
    </style:style>
    <style:style style:name="T26" style:family="text">
      <style:text-properties officeooo:rsid="003dd2bf"/>
    </style:style>
    <style:style style:name="T27" style:family="text">
      <style:text-properties officeooo:rsid="0044b904"/>
    </style:style>
    <style:style style:name="T28" style:family="text">
      <style:text-properties officeooo:rsid="004b2d2e"/>
    </style:style>
    <style:style style:name="T29" style:family="text">
      <style:text-properties officeooo:rsid="00350d37"/>
    </style:style>
    <style:style style:name="T30" style:family="text">
      <style:text-properties officeooo:rsid="004fc2cc"/>
    </style:style>
    <style:style style:name="T31" style:family="text">
      <style:text-properties officeooo:rsid="002596f8"/>
    </style:style>
    <style:style style:name="T32" style:family="text">
      <style:text-properties officeooo:rsid="001c736f"/>
    </style:style>
    <style:style style:name="T33" style:family="text">
      <style:text-properties officeooo:rsid="00501a93"/>
    </style:style>
    <style:style style:name="T34" style:family="text">
      <style:text-properties officeooo:rsid="00529b1b"/>
    </style:style>
    <style:style style:name="T35" style:family="text">
      <style:text-properties officeooo:rsid="0056d34e"/>
    </style:style>
    <style:style style:name="T36" style:family="text">
      <style:text-properties officeooo:rsid="0059a776"/>
    </style:style>
    <style:style style:name="T37" style:family="text">
      <style:text-properties officeooo:rsid="005bde96"/>
    </style:style>
    <style:style style:name="T38" style:family="text">
      <style:text-properties officeooo:rsid="0062e74a"/>
    </style:style>
    <style:style style:name="T39" style:family="text">
      <style:text-properties officeooo:rsid="0064c0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SQL Scripting API</text:p>
      <text:p text:style-name="P29"><text:span text:style-name="T17">+ </text:span><text:span text:style-name="T18">OpenSession (free|paid)</text:span></text:p>
      <text:p text:style-name="P32">+ CloseSession</text:p>
      <text:p text:style-name="P32">+ UploadMetadata</text:p>
      <text:p text:style-name="P29"><text:span text:style-name="T17">+ </text:span><text:span text:style-name="T18">RemoveMetadata</text:span></text:p>
      <text:p text:style-name="P32">+ <text:span text:style-name="T39">Prepare</text:span>Script</text:p>
      <text:p text:style-name="P33"/>
      <text:p text:style-name="P31">1C# Scripting API</text:p>
      <text:p text:style-name="P30"><text:span text:style-name="T17">+ </text:span><text:span text:style-name="T19">ОткрытьСессию</text:span></text:p>
      <text:p text:style-name="P34">+ ЗакрытьСессию</text:p>
      <text:p text:style-name="P34">+ ЗагрузитьМетаданные</text:p>
      <text:p text:style-name="P34">+ УдалитьМетаданные</text:p>
      <text:p text:style-name="P34">+ <text:span text:style-name="T39">Подготовить</text:span>Скрипт</text:p>
      <text:p text:style-name="P34">+ ВыполнитьСкрипт</text:p>
      <text:p text:style-name="P33"/>
      <text:p text:style-name="P35">Структуры данных</text:p>
      <text:p text:style-name="P34">+ Метаданные</text:p>
      <text:p text:style-name="P34">+ ПараметрыБазыДанных</text:p>
      <text:p text:style-name="P34">+ СтруктураЗапроса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9">{</text:p>
      <text:p text:style-name="P10"><text:s text:c="3"/>"$type" : "OneCSharp.Metadata.<text:span text:style-name="T36">InfoBase</text:span>",</text:p>
      <text:p text:style-name="P9"><text:s text:c="3"/>"<text:span text:style-name="T30">N</text:span>ame" : "",</text:p>
      <text:p text:style-name="P11"><text:s text:c="3"/>"<text:span text:style-name="T34">Alias</text:span>" : "",</text:p>
      <text:p text:style-name="P9"><text:s text:c="3"/>"<text:span text:style-name="T30">Version</text:span>" : "<text:span text:style-name="T31">1</text:span>",</text:p>
      <text:p text:style-name="P47"><text:s text:c="3"/>"<text:span text:style-name="T38">Server</text:span>" : "<text:span text:style-name="T31">1</text:span>",</text:p>
      <text:p text:style-name="P12"><text:s text:c="3"/>"<text:span text:style-name="T30">Database</text:span>" : "",</text:p>
      <text:p text:style-name="P12"><text:s text:c="3"/>"UserName" : "",</text:p>
      <text:p text:style-name="P12"><text:s text:c="3"/>"Password" : "",</text:p>
      <text:p text:style-name="P12"><text:s text:c="3"/><text:span text:style-name="T30">"BaseObjects" : [</text:span></text:p>
      <text:p text:style-name="P12"><text:s text:c="6"/><text:span text:style-name="T30">{</text:span></text:p>
      <text:p text:style-name="P13"><text:s text:c="9"/><text:span text:style-name="T32">"$type" : "OneCSharp.Metadata.BaseObject",</text:span></text:p>
      <text:p text:style-name="P12"><text:s text:c="9"/><text:span text:style-name="T30">"Name" : "</text:span><text:span text:style-name="T6">Справочник, Документ, РегистрСведений</text:span><text:span text:style-name="T30">",</text:span></text:p>
      <text:p text:style-name="P13"><text:s text:c="9"/><text:span text:style-name="T33">"MetaObjects" : [</text:span></text:p>
      <text:p text:style-name="P13"><text:s text:c="12"/><text:span text:style-name="T33">{</text:span></text:p>
      <text:p text:style-name="P14"><text:s text:c="15"/><text:span text:style-name="T32">"$type" : "OneCSharp.Metadata.MetaObject",</text:span></text:p>
      <text:p text:style-name="P15"><text:s text:c="15"/><text:span text:style-name="T33">"UUID" : "",</text:span></text:p>
      <text:p text:style-name="P16"><text:s text:c="15"/><text:span text:style-name="T33">"TypeCode" : 0,</text:span></text:p>
      <text:p text:style-name="P13"><text:s text:c="15"/><text:span text:style-name="T33">"Name" : "",</text:span></text:p>
      <text:p text:style-name="P13"><text:s text:c="15"/><text:span text:style-name="T33">"Alias" : "",</text:span></text:p>
      <text:p text:style-name="P13"><text:s text:c="15"/><text:span text:style-name="T33">"Table" : "",</text:span></text:p>
      <text:p text:style-name="P17"><text:s text:c="15"/><text:span text:style-name="T33">"Schema" : "",</text:span></text:p>
      <text:p text:style-name="P13"><text:s text:c="15"/><text:span text:style-name="T33">"MetaObjects" : [</text:span></text:p>
      <text:p text:style-name="P21"><text:s text:c="18"/>{</text:p>
      <text:p text:style-name="P14"><text:s text:c="21"/><text:span text:style-name="T32">"$type" : "OneCSharp.Metadata.MetaObject"</text:span></text:p>
      <text:p text:style-name="P21"><text:s text:c="18"/>}</text:p>
      <text:p text:style-name="P21"><text:s text:c="15"/>],</text:p>
      <text:p text:style-name="P18"><text:s text:c="15"/><text:span text:style-name="T33">"Properties" : [</text:span></text:p>
      <text:p text:style-name="P18"><text:s text:c="18"/><text:span text:style-name="T35">{</text:span></text:p>
      <text:p text:style-name="P14"><text:s text:c="21"/><text:span text:style-name="T32">"$type" : "OneCSharp.Metadata.Property",</text:span></text:p>
      <text:p text:style-name="P14"><text:s text:c="21"/><text:span text:style-name="T32">"Name" : "",</text:span></text:p>
      <text:p text:style-name="P19"><text:s text:c="21"/><text:span text:style-name="T32">"Purpose" : 0,</text:span></text:p>
      <text:p text:style-name="P19"><text:s text:c="21"/><text:span text:style-name="T32">"Ordinal" : 0,</text:span></text:p>
      <text:p text:style-name="P19"><text:s text:c="21"/><text:span text:style-name="T32">"IsPrimaryKey" : false,</text:span></text:p>
      <text:p text:style-name="P19"><text:s text:c="21"/><text:span text:style-name="T32">"PropertyTypes" : [ 1, 2, 3 ],</text:span></text:p>
      <text:p text:style-name="P18"><text:s text:c="21"/><text:span text:style-name="T37">"Fields" : [</text:span></text:p>
      <text:p text:style-name="P23"><text:s text:c="24"/>{</text:p>
      <text:p text:style-name="P14"><text:s text:c="27"/><text:span text:style-name="T32">"$type" : "OneCSharp.Metadata.Field",</text:span></text:p>
      <text:p text:style-name="P20"><text:s text:c="27"/><text:span text:style-name="T32">"Name" : "",</text:span></text:p>
      <text:p text:style-name="P19"><text:s text:c="27"/><text:span text:style-name="T32">"Purpose" : 0,</text:span></text:p>
      <text:p text:style-name="P20"><text:s text:c="27"/><text:span text:style-name="T32">"TypeName" : "",</text:span></text:p>
      <text:p text:style-name="P20"><text:s text:c="27"/><text:span text:style-name="T32">"Length" : 0,</text:span></text:p>
      <text:p text:style-name="P20"><text:s text:c="27"/><text:span text:style-name="T32">"Precision" : 0,</text:span></text:p>
      <text:p text:style-name="P20"><text:s text:c="27"/><text:span text:style-name="T32">"Scale" : 0,</text:span></text:p>
      <text:p text:style-name="P20"><text:s text:c="27"/><text:span text:style-name="T32">"IsNullable" : false,</text:span></text:p>
      <text:p text:style-name="P20"><text:s text:c="27"/><text:span text:style-name="T32">"KeyOrdinal" : 0,</text:span></text:p>
      <text:p text:style-name="P20"><text:s text:c="27"/><text:span text:style-name="T32">"IsPrimaryKey" : false</text:span></text:p>
      <text:p text:style-name="P23"><text:s text:c="24"/>}</text:p>
      <text:p text:style-name="P23"><text:s text:c="21"/>]</text:p>
      <text:p text:style-name="P23"><text:s text:c="18"/>}</text:p>
      <text:p text:style-name="P22"><text:s text:c="15"/>]</text:p>
      <text:p text:style-name="P21"><text:s text:c="12"/>}</text:p>
      <text:p text:style-name="P21"><text:s text:c="9"/>]</text:p>
      <text:p text:style-name="P24"><text:s text:c="6"/>}</text:p>
      <text:p text:style-name="P24"><text:s text:c="3"/>]</text:p>
      <text:p text:style-name="P36">}</text:p>
      <text:p text:style-name="P33"/>
      <text:p text:style-name="P33"><text:soft-page-break/></text:p>
      <text:p text:style-name="P33"/>
      <text:p text:style-name="P37">Сверка справочников в двух базах,</text:p>
      <text:p text:style-name="P38">в том числе через связанные сервера</text:p>
      <text:p text:style-name="P38"/>
      <text:p text:style-name="P25">ВЫБРАТЬ</text:p>
      <text:p text:style-name="P1"><text:s text:c="3"/>Т.Код <text:s text:c="9"/><text:span text:style-name="T20">КАК</text:span> ТКод,</text:p>
      <text:p text:style-name="P1"><text:s text:c="3"/>Т.Наименование <text:span text:style-name="T20">КАК</text:span> ТИмя,</text:p>
      <text:p text:style-name="P1"><text:s text:c="3"/>Б.Код <text:s text:c="9"/><text:span text:style-name="T20">КАК</text:span> <text:span text:style-name="T26">Б</text:span>Код,</text:p>
      <text:p text:style-name="P1"><text:s text:c="3"/>Б.Наименование <text:span text:style-name="T20">КАК</text:span> <text:span text:style-name="T26">Б</text:span>Имя</text:p>
      <text:p text:style-name="P25">ИЗ</text:p>
      <text:p text:style-name="P1"><text:s text:c="3"/>Торговля.Справочник.Валюты <text:span text:style-name="T20">КАК</text:span> Т</text:p>
      <text:p text:style-name="P1"><text:s text:c="3"/><text:span text:style-name="T20">ПОЛНОЕ</text:span> <text:span text:style-name="T20">СОЕДИНЕНИЕ</text:span></text:p>
      <text:p text:style-name="P1"><text:s text:c="6"/>Бухгалтерия.Справочник.Валюты <text:span text:style-name="T20">КАК</text:span> Б</text:p>
      <text:p text:style-name="P1"><text:s text:c="3"/><text:span text:style-name="T20">ПО</text:span> Т.Код = Б.Код</text:p>
      <text:p text:style-name="P25">ГДЕ</text:p>
      <text:p text:style-name="P1"><text:s text:c="3"/>Т.Код <text:span text:style-name="T20">ЕСТЬ</text:span> <text:span text:style-name="T21">NULL</text:span></text:p>
      <text:p text:style-name="P1"><text:span text:style-name="T1"><text:s text:c="3"/></text:span><text:span text:style-name="T20">ИЛИ</text:span></text:p>
      <text:p text:style-name="P1"><text:s text:c="3"/>Б.Код <text:span text:style-name="T20">ЕСТЬ</text:span> <text:span text:style-name="T21">NULL</text:span></text:p>
      <text:p text:style-name="P42"/>
      <text:p text:style-name="P42">INSERT...SELECT example</text:p>
      <text:p text:style-name="P42"/>
      <text:p text:style-name="P26">ВСТАВИТЬ</text:p>
      <text:p text:style-name="P2"><text:span text:style-name="T20"><text:s text:c="3"/></text:span>Бухгалтерия.Справочник.Валюты</text:p>
      <text:p text:style-name="P25">ВЫБРАТЬ</text:p>
      <text:p text:style-name="P3"><text:s text:c="3"/>Т.<text:span text:style-name="T28">Ссылка</text:span>,</text:p>
      <text:p text:style-name="P3"><text:s text:c="3"/>Т.Код,</text:p>
      <text:p text:style-name="P3"><text:s text:c="3"/>Т.<text:span text:style-name="T25">Наименование</text:span></text:p>
      <text:p text:style-name="P25">ИЗ</text:p>
      <text:p text:style-name="P3"><text:s text:c="3"/>Торговля.Справочник.Валюты <text:span text:style-name="T20">КАК</text:span> Т</text:p>
      <text:p text:style-name="P3"><text:s text:c="3"/><text:span text:style-name="T23">ЛЕВОЕ</text:span> <text:span text:style-name="T20">СОЕДИНЕНИЕ</text:span></text:p>
      <text:p text:style-name="P3"><text:s text:c="6"/>Бухгалтерия.Справочник.Валюты <text:span text:style-name="T20">КАК</text:span> Б</text:p>
      <text:p text:style-name="P3"><text:s text:c="3"/><text:span text:style-name="T20">ПО</text:span> Т.Код = Б.Код</text:p>
      <text:p text:style-name="P27">ГДЕ</text:p>
      <text:p text:style-name="P4"><text:s text:c="3"/><text:span text:style-name="T29">Б.Код </text:span><text:span text:style-name="T24">ЕСТЬ</text:span><text:span text:style-name="T29"> </text:span><text:span text:style-name="T22">NULL</text:span></text:p>
      <text:p text:style-name="P1"/>
      <text:p text:style-name="P40">--INSERT...SELECT example</text:p>
      <text:p text:style-name="P7"><text:span text:style-name="T9">INSERT</text:span><text:span text:style-name="T12"> </text:span><text:span text:style-name="T9">INTO</text:span><text:span text:style-name="T12"> </text:span><text:span text:style-name="T13">dbo.EmployeeSales</text:span></text:p>
      <text:p text:style-name="P7"><text:span text:style-name="T9">SELECT</text:span><text:span text:style-name="T12"> </text:span><text:span text:style-name="T16">'SELECT'</text:span><text:span text:style-name="T13">, sp.BusinessEntityID, c.LastName, sp.SalesYTD</text:span></text:p>
      <text:p text:style-name="P7"><text:span text:style-name="T9">FROM</text:span><text:span text:style-name="T12"> </text:span><text:span text:style-name="T13">Sales.SalesPerson </text:span><text:span text:style-name="T9">AS</text:span><text:span text:style-name="T12"> </text:span><text:span text:style-name="T13">sp</text:span></text:p>
      <text:p text:style-name="P7"><text:span text:style-name="T9">INNER</text:span><text:span text:style-name="T12"> </text:span><text:span text:style-name="T9">JOIN</text:span><text:span text:style-name="T12"> </text:span><text:span text:style-name="T13">Person.Person </text:span><text:span text:style-name="T9">AS</text:span><text:span text:style-name="T12"> </text:span><text:span text:style-name="T13">c</text:span></text:p>
      <text:p text:style-name="P7"><text:span text:style-name="T9">ON</text:span><text:span text:style-name="T12"> </text:span><text:span text:style-name="T13">sp.BusinessEntityID = c.BusinessEntityID</text:span></text:p>
      <text:p text:style-name="P7"><text:span text:style-name="T9">WHERE</text:span><text:span text:style-name="T12"> </text:span><text:span text:style-name="T13">sp.BusinessEntityID </text:span><text:span text:style-name="T9">LIKE</text:span><text:span text:style-name="T12"> </text:span><text:span text:style-name="T16">'2%'</text:span></text:p>
      <text:p text:style-name="P7"><text:span text:style-name="T9">ORDER</text:span><text:span text:style-name="T12"> </text:span><text:span text:style-name="T9">BY</text:span><text:span text:style-name="T12"> </text:span><text:span text:style-name="T13">sp.BusinessEntityID, c.LastName;</text:span></text:p>
      <text:p text:style-name="P1"/>
      <text:p text:style-name="P41">--<text:span text:style-name="T2">UPDATE</text:span>...SELECT example</text:p>
      <text:p text:style-name="P7"><text:span text:style-name="T9">UPDATE</text:span><text:span text:style-name="T12"> </text:span><text:span text:style-name="T13">Sales.SalesPerson</text:span></text:p>
      <text:p text:style-name="P7"><text:span text:style-name="T13"><text:s text:c="3"/></text:span><text:span text:style-name="T9">SET</text:span><text:span text:style-name="T12"> </text:span><text:span text:style-name="T13">SalesYTD = SalesYTD + SubTotal</text:span></text:p>
      <text:p text:style-name="P7"><text:span text:style-name="T9">FROM</text:span><text:span text:style-name="T12"> </text:span><text:span text:style-name="T13">Sales.SalesPerson </text:span><text:span text:style-name="T9">AS</text:span><text:span text:style-name="T12"> </text:span><text:span text:style-name="T13">sp</text:span></text:p>
      <text:p text:style-name="P7"><text:span text:style-name="T11">INNER </text:span><text:span text:style-name="T9">JOIN</text:span><text:span text:style-name="T12"> </text:span><text:span text:style-name="T13">Sales.SalesOrderHeader </text:span><text:span text:style-name="T9">AS</text:span><text:span text:style-name="T12"> </text:span><text:span text:style-name="T13">so</text:span></text:p>
      <text:p text:style-name="P7"><text:span text:style-name="T9">ON</text:span><text:span text:style-name="T12"> </text:span><text:span text:style-name="T13">sp.BusinessEntityID = so.SalesPersonID</text:span></text:p>
      <text:p text:style-name="P7"><text:span text:style-name="T9">AND</text:span><text:span text:style-name="T12"> </text:span><text:span text:style-name="T13">so.OrderDate = (</text:span><text:span text:style-name="T9">SELECT</text:span><text:span text:style-name="T12"> </text:span><text:span text:style-name="T9">MAX</text:span><text:span text:style-name="T13">(OrderDate)</text:span></text:p>
      <text:p text:style-name="P7"><text:span text:style-name="T13"><text:s text:c="20"/></text:span><text:span text:style-name="T9">FROM</text:span><text:span text:style-name="T12"> </text:span><text:span text:style-name="T13">Sales.SalesOrderHeader</text:span></text:p>
      <text:p text:style-name="P7"><text:soft-page-break/><text:span text:style-name="T13"><text:s text:c="20"/></text:span><text:span text:style-name="T9">WHERE</text:span><text:span text:style-name="T12"> </text:span><text:span text:style-name="T13">SalesPersonID = sp.BusinessEntityID);</text:span> </text:p>
      <text:p text:style-name="P8"/>
      <text:p text:style-name="P8"/>
      <text:p text:style-name="P8"/>
      <text:p text:style-name="P8"/>
      <text:p text:style-name="P28">MERGE <text:span text:style-name="T3">… </text:span><text:span text:style-name="T4">СОЕДИНИТЬ <text:s text:c="2"/></text:span><text:span text:style-name="T27">USING … </text:span><text:span text:style-name="T5">ИСТОЧНИК</text:span></text:p>
      <text:p text:style-name="P6"/>
      <text:p text:style-name="P5"><text:span text:style-name="T10">MERGE</text:span><text:span text:style-name="T14"> </text:span><text:span text:style-name="T15">Production.UnitMeasure </text:span><text:span text:style-name="T10">AS</text:span><text:span text:style-name="T14"> </text:span><text:span text:style-name="T15">target</text:span></text:p>
      <text:p text:style-name="P43">USING</text:p>
      <text:p text:style-name="P5"><text:span text:style-name="T15"><text:s text:c="3"/>(</text:span><text:span text:style-name="T10">SELECT</text:span><text:span text:style-name="T14"> </text:span><text:span text:style-name="T15">@UnitMeasureCode, @</text:span><text:span text:style-name="T10">Name</text:span><text:span text:style-name="T15">) </text:span><text:span text:style-name="T10">AS</text:span><text:span text:style-name="T14"> </text:span><text:span text:style-name="T10">source</text:span></text:p>
      <text:p text:style-name="P5"><text:span text:style-name="T15"><text:s text:c="3"/>(UnitMeasureCode, </text:span><text:span text:style-name="T10">Name</text:span><text:span text:style-name="T15">)</text:span></text:p>
      <text:p text:style-name="P5"><text:span text:style-name="T10">ON</text:span><text:span text:style-name="T14"> </text:span><text:span text:style-name="T15">(target.UnitMeasureCode = source.UnitMeasureCode)</text:span></text:p>
      <text:p text:style-name="P44"/>
      <text:p text:style-name="P5"><text:span text:style-name="T10">WHEN</text:span><text:span text:style-name="T14"> </text:span><text:span text:style-name="T10">MATCHED</text:span><text:span text:style-name="T14"> </text:span><text:span text:style-name="T10">THEN</text:span></text:p>
      <text:p text:style-name="P5"><text:span text:style-name="T15"><text:s text:c="3"/></text:span><text:span text:style-name="T10">UPDATE</text:span><text:span text:style-name="T14"> </text:span><text:span text:style-name="T10">SET</text:span><text:span text:style-name="T14"> </text:span><text:span text:style-name="T10">Name</text:span><text:span text:style-name="T14"> </text:span><text:span text:style-name="T15">= source.Name</text:span></text:p>
      <text:p text:style-name="P44"/>
      <text:p text:style-name="P5"><text:span text:style-name="T10">WHEN</text:span><text:span text:style-name="T14"> </text:span><text:span text:style-name="T10">NOT</text:span><text:span text:style-name="T14"> </text:span><text:span text:style-name="T10">MATCHED</text:span><text:span text:style-name="T14"> </text:span><text:span text:style-name="T10">THEN</text:span></text:p>
      <text:p text:style-name="P5"><text:span text:style-name="T15"><text:s text:c="3"/></text:span><text:span text:style-name="T10">INSERT</text:span><text:span text:style-name="T14"> </text:span><text:span text:style-name="T15">(UnitMeasureCode, </text:span><text:span text:style-name="T10">Name</text:span><text:span text:style-name="T15">)</text:span></text:p>
      <text:p text:style-name="P5"><text:span text:style-name="T15"><text:s text:c="3"/></text:span><text:span text:style-name="T10">VALUES</text:span><text:span text:style-name="T14"> </text:span><text:span text:style-name="T15">(source.UnitMeasureCode, source.Name)</text:span></text:p>
      <text:p text:style-name="P44"/>
      <text:p text:style-name="P5"><text:span text:style-name="T10">OUTPUT</text:span><text:span text:style-name="T14"> </text:span><text:span text:style-name="T15">deleted.*, $</text:span><text:span text:style-name="T10">action</text:span><text:span text:style-name="T15">, inserted.* </text:span><text:span text:style-name="T10">INTO</text:span><text:span text:style-name="T14"> </text:span><text:span text:style-name="T8">#MyTempTable;</text:span><text:span text:style-name="T3"> </text:span></text:p>
      <text:p text:style-name="P39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2:00:25.850000000</meta:creation-date>
    <meta:generator>LibreOffice/5.4.7.2$Windows_X86_64 LibreOffice_project/c838ef25c16710f8838b1faec480ebba495259d0</meta:generator>
    <dc:date>2020-04-09T01:47:57.989000000</dc:date>
    <meta:editing-duration>P1DT10H11M37S</meta:editing-duration>
    <meta:editing-cycles>61</meta:editing-cycles>
    <meta:document-statistic meta:table-count="0" meta:image-count="0" meta:object-count="0" meta:page-count="4" meta:paragraph-count="132" meta:word-count="360" meta:character-count="3582" meta:non-whitespace-character-count="2364"/>
  </office:meta>
</office:document-meta>
</file>